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8.501cm" fo:margin-top="0.101cm" fo:margin-bottom="0cm" table:align="margins"/>
    </style:style>
    <style:style style:name="Table1.A" style:family="table-column">
      <style:table-column-properties style:column-width="10.716cm" style:rel-column-width="37956*"/>
    </style:style>
    <style:style style:name="Table1.B" style:family="table-column">
      <style:table-column-properties style:column-width="7.786cm" style:rel-column-width="27579*"/>
    </style:style>
    <style:style style:name="Table1.A1" style:family="table-cell">
      <style:table-cell-properties fo:padding="0.097cm" fo:border="none"/>
    </style:style>
    <style:style style:name="Table2" style:family="table">
      <style:table-properties style:width="18.501cm" fo:margin-top="0.101cm" fo:margin-bottom="0cm" table:align="margins"/>
    </style:style>
    <style:style style:name="Table2.A" style:family="table-column">
      <style:table-column-properties style:column-width="10.716cm" style:rel-column-width="37956*"/>
    </style:style>
    <style:style style:name="Table2.B" style:family="table-column">
      <style:table-column-properties style:column-width="7.786cm" style:rel-column-width="27579*"/>
    </style:style>
    <style:style style:name="Table2.A1" style:family="table-cell">
      <style:table-cell-properties fo:padding="0.097cm" fo:border="none"/>
    </style:style>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4" style:family="paragraph" style:parent-style-name="Standard" style:list-style-name="L1">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position="super 58%"/>
    </style:style>
    <text:list-style style:name="L1">
      <text:list-level-style-bullet text:level="1" text:style-name="Bullet_20_Symbols" style:num-suffix="." text:bullet-char="">
        <style:list-level-properties text:space-before="0.14cm" text:min-label-width="0.43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s 7 unités de base du Système International d'unités (SI)</text:p>
      <text:p text:style-name="P1"/>
      <text:p text:style-name="P1">Les sept grandeurs de base correspondant aux sept unités de base sont la longueur, la masse, le temps, le courant électrique, la température thermodynamique, la quantité de matière et l’intensité lumineuse.</text:p>
      <text:p text:style-name="P1">Toutes les autres grandeurs sont des grandeurs dérivées et sont exprimées au moyen d’unités dérivées, définies comme étant des produits de puissances des unités de base.</text:p>
      <table:table table:name="Table1" table:style-name="Table1">
        <table:table-column table:style-name="Table1.A"/>
        <table:table-column table:style-name="Table1.B"/>
        <table:table-row>
          <table:table-cell table:style-name="Table1.A1" office:value-type="string">
            <text:list text:style-name="L1">
              <text:list-item>
                <text:p text:style-name="P4"><text:span text:style-name="T1">Longueur</text:span> (mètre, m)</text:p>
                <text:p text:style-name="P4">Le mètre est la longueur du trajet parcouru dans le vide par la lumière pendant une durée de 1/299 792 458 de seconde. Il en résulte que la vitesse de la lumière dans le vide est égale</text:p>
                <text:p text:style-name="P4">à 299 792 458 m.s<text:span text:style-name="T2">-1</text:span> exactement.</text:p>
                <text:p text:style-name="P4"/>
              </text:list-item>
              <text:list-item>
                <text:p text:style-name="P4"><text:span text:style-name="T1">Masse</text:span> (kilogramme, kg)</text:p>
                <text:p text:style-name="P4">Le kilogramme est l’unité de masse; il est égal à la masse du prototype international du kilogramme.</text:p>
                <text:p text:style-name="P4"/>
              </text:list-item>
              <text:list-item>
                <text:p text:style-name="P4"><text:span text:style-name="T1">Temps</text:span> (seconde, s)</text:p>
                <text:p text:style-name="P4">La seconde est la durée de 9 192 631 770 périodes de la radiation correspondant à la transition entre les deux niveaux hyperfins de l’état fondamental de l’atome de césium 133.</text:p>
                <text:p text:style-name="P4"/>
              </text:list-item>
              <text:list-item>
                <text:p text:style-name="P4"><text:span text:style-name="T1">Courant électrique</text:span> (ampère, A)</text:p>
                <text:p text:style-name="P4">L’ampère est l’intensité d’un courant constant qui, maintenu dans deux conducteurs parallèles, rectilignes, de longueur infinie, de section circulaire négligeable et placés à une distance de 1 mètre l’un de l’autre dans le vide, produirait entre ces conducteurs une force égale à 2.10<text:span text:style-name="T2">-7</text:span> newton par mètre de longueur.</text:p>
              </text:list-item>
            </text:list>
          </table:table-cell>
          <table:table-cell table:style-name="Table1.A1" office:value-type="string">
            <text:list text:style-name="L1">
              <text:list-item text:start-value="1">
                <text:p text:style-name="P4"><text:span text:style-name="T1">Température thermodynamique</text:span> (kelvin, K)</text:p>
                <text:p text:style-name="P4">Le kelvin, unité de température thermodynamique, est la fraction 1/273,16 de la température thermodynamique du point triple de l’eau.</text:p>
                <text:p text:style-name="P4"/>
              </text:list-item>
              <text:list-item>
                <text:p text:style-name="P4"><text:span text:style-name="T1">Quantité de matière</text:span> (mole, mol)</text:p>
                <text:p text:style-name="P4">1. La mole est la quantité de matière d’un système contenant autant d’entités élémentaires qu’il y a d’atomes dans 0,012 kilogramme de carbone 12.</text:p>
                <text:p text:style-name="P4">2. Lorsqu’on emploie la mole, les entités élémentaires doivent être spécifiées et peuvent être des atomes, des molécules, des ions, des électrons, d’autres particules ou des groupements spécifiés de telles particules.</text:p>
                <text:p text:style-name="P4"/>
              </text:list-item>
              <text:list-item>
                <text:p text:style-name="P4"><text:span text:style-name="T1">Intensité lumineuse</text:span> (candela, cd)</text:p>
                <text:p text:style-name="P4">La candela est l’intensité lumineuse, dans une direction donnée, d’une source qui émet un rayonnement</text:p>
              </text:list-item>
            </text:list>
          </table:table-cell>
        </table:table-row>
      </table:table>
      <text:p text:style-name="P2"/>
      <text:p text:style-name="P1"/>
      <text:p text:style-name="P1"/>
      <text:p text:style-name="P1"/>
      <text:p text:style-name="P1"/>
      <text:p text:style-name="P1"/>
      <text:p text:style-name="P1"/>
      <text:p text:style-name="P1"/>
      <text:p text:style-name="P3">Les 7 unités de base du Système International d'unités (SI)</text:p>
      <text:p text:style-name="P1"/>
      <text:p text:style-name="P1">Les sept grandeurs de base correspondant aux sept unités de base sont la longueur, la masse, le temps, le courant électrique, la température thermodynamique, la quantité de matière et l’intensité lumineuse.</text:p>
      <text:p text:style-name="P1">Toutes les autres grandeurs sont des grandeurs dérivées et sont exprimées au moyen d’unités dérivées, définies comme étant des produits de puissances des unités de base.</text:p>
      <table:table table:name="Table2" table:style-name="Table2">
        <table:table-column table:style-name="Table2.A"/>
        <table:table-column table:style-name="Table2.B"/>
        <table:table-row>
          <table:table-cell table:style-name="Table2.A1" office:value-type="string">
            <text:list text:style-name="L1">
              <text:list-item text:start-value="1">
                <text:p text:style-name="P4"><text:span text:style-name="T1">Longueur</text:span> (mètre, m)</text:p>
                <text:p text:style-name="P4">Le mètre est la longueur du trajet parcouru dans le vide par la lumière pendant une durée de 1/299 792 458 de seconde. Il en résulte que la vitesse de la lumière dans le vide est égale</text:p>
                <text:p text:style-name="P4">à 299 792 458 m.s<text:span text:style-name="T2">-1</text:span> exactement.</text:p>
                <text:p text:style-name="P4"/>
              </text:list-item>
              <text:list-item>
                <text:p text:style-name="P4"><text:span text:style-name="T1">Masse</text:span> (kilogramme, kg)</text:p>
                <text:p text:style-name="P4">Le kilogramme est l’unité de masse; il est égal à la masse du prototype international du kilogramme.</text:p>
                <text:p text:style-name="P4"/>
              </text:list-item>
              <text:list-item>
                <text:p text:style-name="P4"><text:span text:style-name="T1">Temps</text:span> (seconde, s)</text:p>
                <text:p text:style-name="P4">La seconde est la durée de 9 192 631 770 périodes de la radiation correspondant à la transition entre les deux niveaux hyperfins de l’état fondamental de l’atome de césium 133.</text:p>
                <text:p text:style-name="P4"/>
              </text:list-item>
              <text:list-item>
                <text:p text:style-name="P4"><text:span text:style-name="T1">Courant électrique</text:span> (ampère, A)</text:p>
                <text:p text:style-name="P4">L’ampère est l’intensité d’un courant constant qui, maintenu dans deux conducteurs parallèles, rectilignes, de longueur infinie, de section circulaire négligeable et placés à une distance de 1 mètre l’un de l’autre dans le vide, produirait entre ces conducteurs une force égale à 2.10<text:span text:style-name="T2">-7</text:span> newton par mètre de longueur.</text:p>
              </text:list-item>
            </text:list>
          </table:table-cell>
          <table:table-cell table:style-name="Table2.A1" office:value-type="string">
            <text:list text:style-name="L1">
              <text:list-item text:start-value="1">
                <text:p text:style-name="P4"><text:span text:style-name="T1">Température thermodynamique</text:span> (kelvin, K)</text:p>
                <text:p text:style-name="P4">Le kelvin, unité de température thermodynamique, est la fraction 1/273,16 de la température thermodynamique du point triple de l’eau.</text:p>
                <text:p text:style-name="P4"/>
              </text:list-item>
              <text:list-item>
                <text:p text:style-name="P4"><text:span text:style-name="T1">Quantité de matière</text:span> (mole, mol)</text:p>
                <text:p text:style-name="P4">1. La mole est la quantité de matière d’un système contenant autant d’entités élémentaires qu’il y a d’atomes dans 0,012 kilogramme de carbone 12.</text:p>
                <text:p text:style-name="P4">2. Lorsqu’on emploie la mole, les entités élémentaires doivent être spécifiées et peuvent être des atomes, des molécules, des ions, des électrons, d’autres particules ou des groupements spécifiés de telles particules.</text:p>
                <text:p text:style-name="P4"/>
              </text:list-item>
              <text:list-item>
                <text:p text:style-name="P4"><text:span text:style-name="T1">Intensité lumineuse</text:span> (candela, cd)</text:p>
                <text:p text:style-name="P4">La candela est l’intensité lumineuse, dans une direction donnée, d’une source qui émet un rayonnement</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11T17:51:35</meta:creation-date>
    <dc:date>2008-09-16T07:56:30</dc:date>
    <meta:print-date>2008-09-11T18:24:57</meta:print-date>
    <meta:editing-cycles>10</meta:editing-cycles>
    <meta:editing-duration>PT38M27S</meta:editing-duration>
    <meta:user-defined meta:name="Info 1"/>
    <meta:user-defined meta:name="Info 2"/>
    <meta:user-defined meta:name="Info 3"/>
    <meta:user-defined meta:name="Info 4"/>
    <meta:document-statistic meta:table-count="2" meta:image-count="0" meta:object-count="0" meta:page-count="1" meta:paragraph-count="38" meta:word-count="650" meta:character-count="4060"/>
  </office:meta>
</office:document-meta>
</file>